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style:line-height-at-least="0cm"/>
      <style:text-properties fo:font-size="16pt" style:text-underline-style="solid" style:text-underline-width="auto" style:text-underline-color="font-color" fo:font-weight="bold" officeooo:rsid="000d1161" officeooo:paragraph-rsid="000d1161" fo:background-color="#ffff00" style:font-size-asian="16pt" style:font-weight-asian="bold" style:font-size-complex="16pt" style:font-weight-complex="bold"/>
    </style:style>
    <style:style style:name="P2" style:family="paragraph" style:parent-style-name="Standard">
      <style:paragraph-properties fo:margin-top="0cm" fo:margin-bottom="0cm" loext:contextual-spacing="false" style:line-height-at-least="0cm"/>
      <style:text-properties officeooo:rsid="000d1161" officeooo:paragraph-rsid="000d1161"/>
    </style:style>
    <style:style style:name="P3" style:family="paragraph" style:parent-style-name="Standard">
      <style:paragraph-properties fo:margin-top="0cm" fo:margin-bottom="0cm" loext:contextual-spacing="false" style:line-height-at-least="0cm"/>
      <style:text-properties officeooo:paragraph-rsid="000d1161"/>
    </style:style>
    <style:style style:name="P4" style:family="paragraph" style:parent-style-name="Text_20_body">
      <style:paragraph-properties fo:margin-top="0cm" fo:margin-bottom="0cm" loext:contextual-spacing="false" style:line-height-at-least="0cm"/>
      <style:text-properties officeooo:rsid="000d1161" officeooo:paragraph-rsid="000d1161"/>
    </style:style>
    <style:style style:name="P5" style:family="paragraph" style:parent-style-name="Text_20_body">
      <style:paragraph-properties fo:margin-top="0cm" fo:margin-bottom="0cm" loext:contextual-spacing="false" style:line-height-at-least="0cm"/>
    </style:style>
    <style:style style:name="P6" style:family="paragraph" style:parent-style-name="Text_20_body">
      <style:paragraph-properties fo:margin-top="0cm" fo:margin-bottom="0cm" loext:contextual-spacing="false" style:line-height-at-least="0cm"/>
      <style:text-properties officeooo:paragraph-rsid="000d1161"/>
    </style:style>
    <style:style style:name="P7" style:family="paragraph" style:parent-style-name="List_20_Heading" style:list-style-name="L2">
      <style:paragraph-properties fo:margin-top="0cm" fo:margin-bottom="0cm" loext:contextual-spacing="false" style:line-height-at-least="0cm"/>
    </style:style>
    <style:style style:name="P8" style:family="paragraph" style:parent-style-name="Header">
      <style:text-properties officeooo:rsid="000e8772" officeooo:paragraph-rsid="000e8772"/>
    </style:style>
    <style:style style:name="T1" style:family="text">
      <style:text-properties officeooo:rsid="000d1161"/>
    </style:style>
    <style:style style:name="T2" style:family="text">
      <style:text-properties fo:font-weight="bold"/>
    </style:style>
    <style:style style:name="T3" style:family="text">
      <style:text-properties fo:font-style="italic"/>
    </style:style>
    <style:style style:name="T4"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CS → Version Control System</text:p>
      <text:p text:style-name="P2"/>
      <text:p text:style-name="P4">Se llama <text:span text:style-name="T2">control de versiones</text:span> a la gestión de los diversos cambios que se realizan sobre los elementos de algún producto o una configuración del mismo. Una versión, revisión o edición de un producto, es el estado en el que se encuentra el mismo en un momento dado de su desarrollo o modificación. Los sistemas de control de versiones facilitan la administración de las distintas versiones de cada producto desarrollado, así como las posibles especializaciones realizadas. </text:p>
      <text:p text:style-name="P6"><text:span text:style-name="T1">Las</text:span> herramientas que facilit<text:span text:style-name="T1">a</text:span>n esta gestión dando lugar a los llamados <text:span text:style-name="T2">sistemas de control de versiones</text:span> o <text:span text:style-name="T2">VCS</text:span> son entre otros: </text:p>
      <text:p text:style-name="P6"/>
      <text:p text:style-name="P6">-<text:span text:style-name="T4">CVS</text:span>, →<text:span text:style-name="T1"> </text:span>utiliza una arquitectura cliente-servidor: un servidor guarda la(s) versión(es) actual(es) del proyecto y su historial. Los clientes se conectan al servidor para sacar una copia completa del proyecto. Esto se hace para que eventualmente puedan trabajar con esa copia y más tarde ingresar sus cambios con comandos GNU.</text:p>
      <text:p text:style-name="P6"/>
      <text:p text:style-name="P6">-<text:span text:style-name="T4">Subversion</text:span>, →<text:span text:style-name="T1"> </text:span>Subversion proporciona:</text:p>
      <text:list xml:id="list8173479442531641661" text:style-name="L2">
        <text:list-item>
          <text:p text:style-name="P7">Versionado de directorios </text:p>
        </text:list-item>
        <text:list-item>
          <text:p text:style-name="P7">Verdadero historial de versiones </text:p>
        </text:list-item>
        <text:list-item>
          <text:p text:style-name="P7">Envíos atómicos </text:p>
        </text:list-item>
        <text:list-item>
          <text:p text:style-name="P7">Versionado de metadatos </text:p>
        </text:list-item>
        <text:list-item>
          <text:p text:style-name="P7">Elección de las capas de red </text:p>
        </text:list-item>
        <text:list-item>
          <text:p text:style-name="P7">Manipulación consistente de datos</text:p>
        </text:list-item>
        <text:list-item>
          <text:p text:style-name="P7">Ramificación y etiquetado eficientes </text:p>
        </text:list-item>
        <text:list-item>
          <text:p text:style-name="P7">Hackability </text:p>
        </text:list-item>
      </text:list>
      <text:p text:style-name="P6"/>
      <text:p text:style-name="P6">-<text:span text:style-name="T4">Darcs</text:span>, →<text:span text:style-name="T1"> (Distribuido) </text:span></text:p>
      <text:p text:style-name="P3">Las características clave son: la habilidad de escoger que cambios aceptar de otros repositorios, interacción con otros repositorios locales (en disco) o repositorios remotos vía SSH, HTTP o correo electrónico, y una inusual interfaz interactiva. <text:bookmark text:name="cite_ref-FOOTNOTERoundy2005.7B.7B.7Bc.7D.7D.7D2:_.E2.80.98One_of_the_problems_I_had_with_the_initial_C.2B.2B_darcs_was_that_I_had_no_unit_testing_code._Within_two_weeks_of_the_first_darcs_record.2C_I_started_using_QuickCheck_to_test_the_patch_functions.2C_and_the_same_day_I_fixed_a_bug_that_was_discovered_by_QuickCheck._QuickCheck_makes_it_very_easy_to_define_properties_that_functions_must_have.2C_which_are_then_tested_with_randomly_generated_data..E2.80.99_2-0"/></text:p>
      <text:p text:style-name="P6"/>
      <text:p text:style-name="P6">-<text:span text:style-name="T4">Bazaar</text:span>, →<text:span text:style-name="T1"> </text:span>puede ser usado por un usuario único trabajando en múltiples ramas de un contenido local, o por un equipo colaborando a través de la red.</text:p>
      <text:p text:style-name="P5">Bazaar está escrito en lenguaje de programación Python y tiene versiones empaquetadas para la mayoría de distribuciones GNU/Linux, así como Mac OS X y MS Windows. Bazaar es software libre y parte del proyecto GNU.</text:p>
      <text:p text:style-name="P6"/>
      <text:p text:style-name="P6">-<text:span text:style-name="T4">Plastic SCM</text:span>, →<text:span text:style-name="T1"> </text:span>se centra en dar soporte al <text:span text:style-name="T3">branching</text:span>, que consiste en dividir el desarrollo en distintas ramas, siguiendo una determinada política de uso, protección, desprotección, contenidos, etc. La principal diferencia entre el modelo de branching de Plastic y los implementados por sistemas tales como CVS, Perforce o Team Foundation Server estriba en que en lugar de realizar una copia de todo a cada nueva rama que se genera, las ramas son creadas como objetos vacíos. Solamente cuando un ítem es modificado, la nueva revisión creada es asignada a la rama. Subversion implementa el branching creando copias de toda la rama, pero posponiendo la copia hasta que el fichero es realmente modificado (lo que se conoce como copy-on-write).</text:p>
      <text:p text:style-name="P5">De este modo la rama contiene solamente ficheros y directorios que se han modificado o creado con respecto a su rama padre.</text:p>
      <text:p text:style-name="P5">Este enfoque permite crear muchas ramas de forma sencilla, haciendo posible la implementación de patrones de branching como por ejemplo el de “rama por tarea”, detallado en el libro SCM Patterns (referencia) y en CM Crossroads (referencia).</text:p>
      <text:p text:style-name="P5"><text:soft-page-break/>El modelo de branching utilizado en Plastic puede compararse con el implementado en Clearcase.</text:p>
      <text:p text:style-name="P5">Debido al soporte que la infraestructura del modelo de branching de Plastic aporta, este sistema puede manejar miles de ramas en un solo repositorio sin pérdida notable en el rendimiento.</text:p>
      <text:p text:style-name="P6"/>
      <text:p text:style-name="P6">-<text:span text:style-name="T4">Git</text:span>, →<text:span text:style-name="T1"> </text:span>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6"><text:span text:style-name="T1">E</text:span><text:span text:style-name="Strong_20_Emphasis">s distribuido</text:span>, una de las diferenciaciones más importante con otros repositorios como SVN es que es un sistema distribuido. No es necesario un servidor central, cada programador tiene una copia completa del repositorio en su equipo y al hacer un cambio se propaga a todos los nodos.</text:p>
      <text:p text:style-name="P5">Esto permite un gran rendimiento en grandes desarrollos, las búsquedas son mucho más eficaces lo que supone una gran rapidez para detectar diferencias entre archivos.</text:p>
      <text:p text:style-name="P6"/>
      <text:p text:style-name="P6">-<text:span text:style-name="T4">Mercurial</text:span>, →<text:span text:style-name="T1"> </text:span>que funciona en Mac OS X, Windows y Linux. Es una herramienta de control de gestión libre, que fue programado en Python. Mercurial permite diferentes flujos de trabajo, incluyendo las llamadas entrantes, salientes y el trabajo. Cada flujo de trabajo puede tener su árbol de los principales repositorios distribuidos. Además, los desarrolladores que utilizan Mercurial pueden obtener características adicionales mediante la instalación de varias extensiones y complementos.</text:p>
      <text:p text:style-name="P6"/>
      <text:p text:style-name="P5">El control de versiones se realiza principalmente en la industria informática para controlar las distintas versiones del código fuente dando lugar a los <text:span text:style-name="T2">sistemas de control de código fuente</text:span> o SCM (siglas del inglés <text:span text:style-name="T3">Source Code Management</text:span>).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8772" officeooo:paragraph-rsid="000e87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RISTIAN JAVIER RAMIREZ ARROY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8:12:18.779399723</meta:creation-date>
    <dc:date>2016-09-21T18:30:14.282799717</dc:date>
    <meta:editing-duration>PT2M24S</meta:editing-duration>
    <meta:editing-cycles>2</meta:editing-cycles>
    <meta:generator>LibreOffice/4.3.3.2$Linux_X86_64 LibreOffice_project/430m0$Build-2</meta:generator>
    <meta:document-statistic meta:table-count="0" meta:image-count="0" meta:object-count="0" meta:page-count="2" meta:paragraph-count="28" meta:word-count="740" meta:character-count="4713" meta:non-whitespace-character-count="3997"/>
  </office:meta>
</office:document-meta>
</file>